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48mm"/>
    </style:style>
    <style:style style:name="co3" style:family="table-column">
      <style:table-column-properties fo:break-before="auto" style:column-width="5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19.31mm" svg:x="151.36mm" svg:y="16.8mm">
            <draw:object draw:notify-on-update-of-ranges="Sheet1.B4:Sheet1.B1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Total Renewable Water Resourc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WR/inhabitant</text:p>
          </table:table-cell>
        </table:table-row>
        <table:table-row table:style-name="ro1">
          <table:table-cell/>
          <table:table-cell office:value-type="string" calcext:value-type="string">
            <text:p>Near East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/>
          <table:table-cell office:value-type="string" calcext:value-type="string">
            <text:p>Southern and Eastern Asia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/>
          <table:table-cell office:value-type="string" calcext:value-type="string">
            <text:p>Central Asia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/>
          <table:table-cell office:value-type="string" calcext:value-type="string">
            <text:p>Western and Central Europe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/>
          <table:table-cell office:value-type="string" calcext:value-type="string">
            <text:p>Africa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/>
          <table:table-cell office:value-type="string" calcext:value-type="string">
            <text:p>Central America and Carribean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/>
          <table:table-cell office:value-type="string" calcext:value-type="string">
            <text:p>Eastern Europe</text:p>
          </table:table-cell>
          <table:table-cell office:value-type="float" office:value="21622" calcext:value-type="float">
            <text:p>21622</text:p>
          </table:table-cell>
        </table:table-row>
        <table:table-row table:style-name="ro1">
          <table:table-cell/>
          <table:table-cell office:value-type="string" calcext:value-type="string">
            <text:p>South America</text:p>
          </table:table-cell>
          <table:table-cell office:value-type="float" office:value="35808" calcext:value-type="float">
            <text:p>35808</text:p>
          </table:table-cell>
        </table:table-row>
        <table:table-row table:style-name="ro1">
          <table:table-cell/>
          <table:table-cell office:value-type="string" calcext:value-type="string">
            <text:p>Oceana and Pacific</text:p>
          </table:table-cell>
          <table:table-cell office:value-type="float" office:value="35869" calcext:value-type="float">
            <text:p>35869</text:p>
          </table:table-cell>
        </table:table-row>
      </table:table>
      <table:named-expressions/>
      <table:database-ranges>
        <table:database-range table:name="__Anonymous_Sheet_DB__0" table:target-range-address="Sheet1.B4:Sheet1.C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09:49:10.938797141</meta:creation-date>
    <dc:date>2023-01-05T10:50:40.617472808</dc:date>
    <meta:editing-duration>PT49M49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1.932cm" xlink:href=".." xlink:type="simple" chart:class="chart:bar" chart:style-name="ch1">
        <chart:plot-area chart:style-name="ch2" table:cell-range-address="Sheet1.B4:Sheet1.C13" chart:data-source-has-labels="column" svg:x="0.32cm" svg:y="0.238cm" svg:width="15.36cm" svg:height="11.456cm">
          <chartooo:coordinate-region svg:x="1.497cm" svg:y="0.238cm" svg:width="14.183cm" svg:height="7.415cm"/>
          <chart:axis chart:dimension="x" chart:name="primary-x" chart:style-name="ch3" chartooo:axis-type="auto">
            <chartooo:date-scale/>
            <chart:categories table:cell-range-address="Sheet1.B4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ar East</text:p>
                <draw:g>
                  <svg:desc>Sheet1.B4:Sheet1.B13</svg:desc>
                </draw:g>
              </table:table-cell>
              <table:table-cell office:value-type="float" office:value="1909">
                <text:p>1909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Southern and Eastern Asia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Central Asia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Western and Central Europe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Central America and Carribean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North America</text:p>
              </table:table-cell>
              <table:table-cell office:value-type="float" office:value="16368">
                <text:p>16368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35808">
                <text:p>35808</text:p>
              </table:table-cell>
            </table:table-row>
            <table:table-row>
              <table:table-cell office:value-type="string">
                <text:p>Oceana and Pacific</text:p>
              </table:table-cell>
              <table:table-cell office:value-type="float" office:value="35869">
                <text:p>35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